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028cm" svg:height="13.515cm" svg:x="5.618cm" svg:y="0.551cm">
            <draw:object draw:notify-on-update-of-ranges="Sheet1.A3:Sheet1.A43 Sheet1.B2:Sheet1.B2 Sheet1.B3:Sheet1.B43 Sheet1.A3:Sheet1.A43 Sheet1.C2:Sheet1.C2 Sheet1.C3:Sheet1.C43 Sheet1.A3:Sheet1.A43 Sheet1.D2:Sheet1.D2 Sheet1.D3:Sheet1.D43 Sheet1.A3:Sheet1.A43 Sheet1.E2:Sheet1.E2 Sheet1.E3:Sheet1.E43 Sheet1.A3:Sheet1.A43 Sheet1.F2:Sheet1.F2 Sheet1.F3:Sheet1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σ = 1</text:p>
          </table:table-cell>
          <table:table-cell office:value-type="string" calcext:value-type="string">
            <text:p>σ = 0.5</text:p>
          </table:table-cell>
          <table:table-cell office:value-type="string" calcext:value-type="string">
            <text:p>σ = 0</text:p>
          </table:table-cell>
          <table:table-cell office:value-type="string" calcext:value-type="string">
            <text:p>σ = - 0.5</text:p>
          </table:table-cell>
          <table:table-cell office:value-type="string" calcext:value-type="string">
            <text:p>σ = - 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EXP(-[.B$1]*[.$A3])" office:value-type="float" office:value="7.38905609893065" calcext:value-type="float">
            <text:p>7.38905609893065</text:p>
          </table:table-cell>
          <table:table-cell table:formula="of:=EXP(-[.C$1]*[.$A3])" office:value-type="float" office:value="2.71828182845904" calcext:value-type="float">
            <text:p>2.71828182845904</text:p>
          </table:table-cell>
          <table:table-cell table:formula="of:=EXP(-[.D$1]*[.$A3])" office:value-type="float" office:value="1" calcext:value-type="float">
            <text:p>1</text:p>
          </table:table-cell>
          <table:table-cell table:formula="of:=EXP(-[.E$1]*[.$A3])" office:value-type="float" office:value="0.367879441171442" calcext:value-type="float">
            <text:p>0.367879441171442</text:p>
          </table:table-cell>
          <table:table-cell table:formula="of:=EXP(-[.F$1]*[.$A3])" office:value-type="float" office:value="0.135335283236613" calcext:value-type="float">
            <text:p>0.135335283236613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table:formula="of:=EXP(-[.B$1]*[.$A4])" office:value-type="float" office:value="6.68589444227927" calcext:value-type="float">
            <text:p>6.68589444227927</text:p>
          </table:table-cell>
          <table:table-cell table:formula="of:=EXP(-[.C$1]*[.$A4])" office:value-type="float" office:value="2.58570965931585" calcext:value-type="float">
            <text:p>2.58570965931585</text:p>
          </table:table-cell>
          <table:table-cell table:formula="of:=EXP(-[.D$1]*[.$A4])" office:value-type="float" office:value="1" calcext:value-type="float">
            <text:p>1</text:p>
          </table:table-cell>
          <table:table-cell table:formula="of:=EXP(-[.E$1]*[.$A4])" office:value-type="float" office:value="0.386741023454501" calcext:value-type="float">
            <text:p>0.386741023454501</text:p>
          </table:table-cell>
          <table:table-cell table:formula="of:=EXP(-[.F$1]*[.$A4])" office:value-type="float" office:value="0.149568619222635" calcext:value-type="float">
            <text:p>0.14956861922263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EXP(-[.B$1]*[.$A5])" office:value-type="float" office:value="6.04964746441295" calcext:value-type="float">
            <text:p>6.04964746441295</text:p>
          </table:table-cell>
          <table:table-cell table:formula="of:=EXP(-[.C$1]*[.$A5])" office:value-type="float" office:value="2.45960311115695" calcext:value-type="float">
            <text:p>2.45960311115695</text:p>
          </table:table-cell>
          <table:table-cell table:formula="of:=EXP(-[.D$1]*[.$A5])" office:value-type="float" office:value="1" calcext:value-type="float">
            <text:p>1</text:p>
          </table:table-cell>
          <table:table-cell table:formula="of:=EXP(-[.E$1]*[.$A5])" office:value-type="float" office:value="0.406569659740599" calcext:value-type="float">
            <text:p>0.406569659740599</text:p>
          </table:table-cell>
          <table:table-cell table:formula="of:=EXP(-[.F$1]*[.$A5])" office:value-type="float" office:value="0.165298888221587" calcext:value-type="float">
            <text:p>0.16529888822158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table:formula="of:=EXP(-[.B$1]*[.$A6])" office:value-type="float" office:value="5.4739473917272" calcext:value-type="float">
            <text:p>5.4739473917272</text:p>
          </table:table-cell>
          <table:table-cell table:formula="of:=EXP(-[.C$1]*[.$A6])" office:value-type="float" office:value="2.33964685192599" calcext:value-type="float">
            <text:p>2.33964685192599</text:p>
          </table:table-cell>
          <table:table-cell table:formula="of:=EXP(-[.D$1]*[.$A6])" office:value-type="float" office:value="1" calcext:value-type="float">
            <text:p>1</text:p>
          </table:table-cell>
          <table:table-cell table:formula="of:=EXP(-[.E$1]*[.$A6])" office:value-type="float" office:value="0.427414931948727" calcext:value-type="float">
            <text:p>0.427414931948727</text:p>
          </table:table-cell>
          <table:table-cell table:formula="of:=EXP(-[.F$1]*[.$A6])" office:value-type="float" office:value="0.182683524052735" calcext:value-type="float">
            <text:p>0.182683524052735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EXP(-[.B$1]*[.$A7])" office:value-type="float" office:value="4.95303242439512" calcext:value-type="float">
            <text:p>4.95303242439512</text:p>
          </table:table-cell>
          <table:table-cell table:formula="of:=EXP(-[.C$1]*[.$A7])" office:value-type="float" office:value="2.22554092849247" calcext:value-type="float">
            <text:p>2.22554092849247</text:p>
          </table:table-cell>
          <table:table-cell table:formula="of:=EXP(-[.D$1]*[.$A7])" office:value-type="float" office:value="1" calcext:value-type="float">
            <text:p>1</text:p>
          </table:table-cell>
          <table:table-cell table:formula="of:=EXP(-[.E$1]*[.$A7])" office:value-type="float" office:value="0.449328964117222" calcext:value-type="float">
            <text:p>0.449328964117222</text:p>
          </table:table-cell>
          <table:table-cell table:formula="of:=EXP(-[.F$1]*[.$A7])" office:value-type="float" office:value="0.201896517994655" calcext:value-type="float">
            <text:p>0.20189651799465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EXP(-[.B$1]*[.$A8])" office:value-type="float" office:value="4.48168907033806" calcext:value-type="float">
            <text:p>4.48168907033806</text:p>
          </table:table-cell>
          <table:table-cell table:formula="of:=EXP(-[.C$1]*[.$A8])" office:value-type="float" office:value="2.11700001661267" calcext:value-type="float">
            <text:p>2.11700001661267</text:p>
          </table:table-cell>
          <table:table-cell table:formula="of:=EXP(-[.D$1]*[.$A8])" office:value-type="float" office:value="1" calcext:value-type="float">
            <text:p>1</text:p>
          </table:table-cell>
          <table:table-cell table:formula="of:=EXP(-[.E$1]*[.$A8])" office:value-type="float" office:value="0.472366552741015" calcext:value-type="float">
            <text:p>0.472366552741015</text:p>
          </table:table-cell>
          <table:table-cell table:formula="of:=EXP(-[.F$1]*[.$A8])" office:value-type="float" office:value="0.22313016014843" calcext:value-type="float">
            <text:p>0.22313016014843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EXP(-[.B$1]*[.$A9])" office:value-type="float" office:value="4.05519996684467" calcext:value-type="float">
            <text:p>4.05519996684467</text:p>
          </table:table-cell>
          <table:table-cell table:formula="of:=EXP(-[.C$1]*[.$A9])" office:value-type="float" office:value="2.01375270747048" calcext:value-type="float">
            <text:p>2.01375270747048</text:p>
          </table:table-cell>
          <table:table-cell table:formula="of:=EXP(-[.D$1]*[.$A9])" office:value-type="float" office:value="1" calcext:value-type="float">
            <text:p>1</text:p>
          </table:table-cell>
          <table:table-cell table:formula="of:=EXP(-[.E$1]*[.$A9])" office:value-type="float" office:value="0.49658530379141" calcext:value-type="float">
            <text:p>0.49658530379141</text:p>
          </table:table-cell>
          <table:table-cell table:formula="of:=EXP(-[.F$1]*[.$A9])" office:value-type="float" office:value="0.246596963941606" calcext:value-type="float">
            <text:p>0.246596963941606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EXP(-[.B$1]*[.$A10])" office:value-type="float" office:value="3.66929666761924" calcext:value-type="float">
            <text:p>3.66929666761924</text:p>
          </table:table-cell>
          <table:table-cell table:formula="of:=EXP(-[.C$1]*[.$A10])" office:value-type="float" office:value="1.9155408290139" calcext:value-type="float">
            <text:p>1.9155408290139</text:p>
          </table:table-cell>
          <table:table-cell table:formula="of:=EXP(-[.D$1]*[.$A10])" office:value-type="float" office:value="1" calcext:value-type="float">
            <text:p>1</text:p>
          </table:table-cell>
          <table:table-cell table:formula="of:=EXP(-[.E$1]*[.$A10])" office:value-type="float" office:value="0.522045776761016" calcext:value-type="float">
            <text:p>0.522045776761016</text:p>
          </table:table-cell>
          <table:table-cell table:formula="of:=EXP(-[.F$1]*[.$A10])" office:value-type="float" office:value="0.272531793034013" calcext:value-type="float">
            <text:p>0.272531793034013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EXP(-[.B$1]*[.$A11])" office:value-type="float" office:value="3.32011692273655" calcext:value-type="float">
            <text:p>3.32011692273655</text:p>
          </table:table-cell>
          <table:table-cell table:formula="of:=EXP(-[.C$1]*[.$A11])" office:value-type="float" office:value="1.82211880039051" calcext:value-type="float">
            <text:p>1.82211880039051</text:p>
          </table:table-cell>
          <table:table-cell table:formula="of:=EXP(-[.D$1]*[.$A11])" office:value-type="float" office:value="1" calcext:value-type="float">
            <text:p>1</text:p>
          </table:table-cell>
          <table:table-cell table:formula="of:=EXP(-[.E$1]*[.$A11])" office:value-type="float" office:value="0.548811636094026" calcext:value-type="float">
            <text:p>0.548811636094026</text:p>
          </table:table-cell>
          <table:table-cell table:formula="of:=EXP(-[.F$1]*[.$A11])" office:value-type="float" office:value="0.301194211912202" calcext:value-type="float">
            <text:p>0.301194211912202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EXP(-[.B$1]*[.$A12])" office:value-type="float" office:value="3.00416602394643" calcext:value-type="float">
            <text:p>3.00416602394643</text:p>
          </table:table-cell>
          <table:table-cell table:formula="of:=EXP(-[.C$1]*[.$A12])" office:value-type="float" office:value="1.7332530178674" calcext:value-type="float">
            <text:p>1.7332530178674</text:p>
          </table:table-cell>
          <table:table-cell table:formula="of:=EXP(-[.D$1]*[.$A12])" office:value-type="float" office:value="1" calcext:value-type="float">
            <text:p>1</text:p>
          </table:table-cell>
          <table:table-cell table:formula="of:=EXP(-[.E$1]*[.$A12])" office:value-type="float" office:value="0.576949810380487" calcext:value-type="float">
            <text:p>0.576949810380487</text:p>
          </table:table-cell>
          <table:table-cell table:formula="of:=EXP(-[.F$1]*[.$A12])" office:value-type="float" office:value="0.33287108369808" calcext:value-type="float">
            <text:p>0.33287108369808</text:p>
          </table:table-cell>
        </table:table-row>
        <table:table-row table:style-name="ro1">
          <table:table-cell office:value-type="float" office:value="-0.999999999999999" calcext:value-type="float">
            <text:p>-0.999999999999999</text:p>
          </table:table-cell>
          <table:table-cell table:formula="of:=EXP(-[.B$1]*[.$A13])" office:value-type="float" office:value="2.71828182845904" calcext:value-type="float">
            <text:p>2.71828182845904</text:p>
          </table:table-cell>
          <table:table-cell table:formula="of:=EXP(-[.C$1]*[.$A13])" office:value-type="float" office:value="1.64872127070013" calcext:value-type="float">
            <text:p>1.64872127070013</text:p>
          </table:table-cell>
          <table:table-cell table:formula="of:=EXP(-[.D$1]*[.$A13])" office:value-type="float" office:value="1" calcext:value-type="float">
            <text:p>1</text:p>
          </table:table-cell>
          <table:table-cell table:formula="of:=EXP(-[.E$1]*[.$A13])" office:value-type="float" office:value="0.606530659712634" calcext:value-type="float">
            <text:p>0.606530659712634</text:p>
          </table:table-cell>
          <table:table-cell table:formula="of:=EXP(-[.F$1]*[.$A13])" office:value-type="float" office:value="0.367879441171443" calcext:value-type="float">
            <text:p>0.367879441171443</text:p>
          </table:table-cell>
        </table:table-row>
        <table:table-row table:style-name="ro1">
          <table:table-cell office:value-type="float" office:value="-0.899999999999999" calcext:value-type="float">
            <text:p>-0.899999999999999</text:p>
          </table:table-cell>
          <table:table-cell table:formula="of:=EXP(-[.B$1]*[.$A14])" office:value-type="float" office:value="2.45960311115695" calcext:value-type="float">
            <text:p>2.45960311115695</text:p>
          </table:table-cell>
          <table:table-cell table:formula="of:=EXP(-[.C$1]*[.$A14])" office:value-type="float" office:value="1.56831218549017" calcext:value-type="float">
            <text:p>1.56831218549017</text:p>
          </table:table-cell>
          <table:table-cell table:formula="of:=EXP(-[.D$1]*[.$A14])" office:value-type="float" office:value="1" calcext:value-type="float">
            <text:p>1</text:p>
          </table:table-cell>
          <table:table-cell table:formula="of:=EXP(-[.E$1]*[.$A14])" office:value-type="float" office:value="0.637628151621774" calcext:value-type="float">
            <text:p>0.637628151621774</text:p>
          </table:table-cell>
          <table:table-cell table:formula="of:=EXP(-[.F$1]*[.$A14])" office:value-type="float" office:value="0.4065696597406" calcext:value-type="float">
            <text:p>0.4065696597406</text:p>
          </table:table-cell>
        </table:table-row>
        <table:table-row table:style-name="ro1">
          <table:table-cell office:value-type="float" office:value="-0.799999999999999" calcext:value-type="float">
            <text:p>-0.799999999999999</text:p>
          </table:table-cell>
          <table:table-cell table:formula="of:=EXP(-[.B$1]*[.$A15])" office:value-type="float" office:value="2.22554092849247" calcext:value-type="float">
            <text:p>2.22554092849247</text:p>
          </table:table-cell>
          <table:table-cell table:formula="of:=EXP(-[.C$1]*[.$A15])" office:value-type="float" office:value="1.49182469764127" calcext:value-type="float">
            <text:p>1.49182469764127</text:p>
          </table:table-cell>
          <table:table-cell table:formula="of:=EXP(-[.D$1]*[.$A15])" office:value-type="float" office:value="1" calcext:value-type="float">
            <text:p>1</text:p>
          </table:table-cell>
          <table:table-cell table:formula="of:=EXP(-[.E$1]*[.$A15])" office:value-type="float" office:value="0.67032004603564" calcext:value-type="float">
            <text:p>0.67032004603564</text:p>
          </table:table-cell>
          <table:table-cell table:formula="of:=EXP(-[.F$1]*[.$A15])" office:value-type="float" office:value="0.449328964117222" calcext:value-type="float">
            <text:p>0.449328964117222</text:p>
          </table:table-cell>
        </table:table-row>
        <table:table-row table:style-name="ro1">
          <table:table-cell office:value-type="float" office:value="-0.699999999999999" calcext:value-type="float">
            <text:p>-0.699999999999999</text:p>
          </table:table-cell>
          <table:table-cell table:formula="of:=EXP(-[.B$1]*[.$A16])" office:value-type="float" office:value="2.01375270747047" calcext:value-type="float">
            <text:p>2.01375270747047</text:p>
          </table:table-cell>
          <table:table-cell table:formula="of:=EXP(-[.C$1]*[.$A16])" office:value-type="float" office:value="1.41906754859326" calcext:value-type="float">
            <text:p>1.41906754859326</text:p>
          </table:table-cell>
          <table:table-cell table:formula="of:=EXP(-[.D$1]*[.$A16])" office:value-type="float" office:value="1" calcext:value-type="float">
            <text:p>1</text:p>
          </table:table-cell>
          <table:table-cell table:formula="of:=EXP(-[.E$1]*[.$A16])" office:value-type="float" office:value="0.704688089718714" calcext:value-type="float">
            <text:p>0.704688089718714</text:p>
          </table:table-cell>
          <table:table-cell table:formula="of:=EXP(-[.F$1]*[.$A16])" office:value-type="float" office:value="0.49658530379141" calcext:value-type="float">
            <text:p>0.49658530379141</text:p>
          </table:table-cell>
        </table:table-row>
        <table:table-row table:style-name="ro1">
          <table:table-cell office:value-type="float" office:value="-0.599999999999999" calcext:value-type="float">
            <text:p>-0.599999999999999</text:p>
          </table:table-cell>
          <table:table-cell table:formula="of:=EXP(-[.B$1]*[.$A17])" office:value-type="float" office:value="1.82211880039051" calcext:value-type="float">
            <text:p>1.82211880039051</text:p>
          </table:table-cell>
          <table:table-cell table:formula="of:=EXP(-[.C$1]*[.$A17])" office:value-type="float" office:value="1.349858807576" calcext:value-type="float">
            <text:p>1.349858807576</text:p>
          </table:table-cell>
          <table:table-cell table:formula="of:=EXP(-[.D$1]*[.$A17])" office:value-type="float" office:value="1" calcext:value-type="float">
            <text:p>1</text:p>
          </table:table-cell>
          <table:table-cell table:formula="of:=EXP(-[.E$1]*[.$A17])" office:value-type="float" office:value="0.740818220681718" calcext:value-type="float">
            <text:p>0.740818220681718</text:p>
          </table:table-cell>
          <table:table-cell table:formula="of:=EXP(-[.F$1]*[.$A17])" office:value-type="float" office:value="0.548811636094027" calcext:value-type="float">
            <text:p>0.548811636094027</text:p>
          </table:table-cell>
        </table:table-row>
        <table:table-row table:style-name="ro1">
          <table:table-cell office:value-type="float" office:value="-0.499999999999998" calcext:value-type="float">
            <text:p>-0.499999999999998</text:p>
          </table:table-cell>
          <table:table-cell table:formula="of:=EXP(-[.B$1]*[.$A18])" office:value-type="float" office:value="1.64872127070012" calcext:value-type="float">
            <text:p>1.64872127070012</text:p>
          </table:table-cell>
          <table:table-cell table:formula="of:=EXP(-[.C$1]*[.$A18])" office:value-type="float" office:value="1.28402541668774" calcext:value-type="float">
            <text:p>1.28402541668774</text:p>
          </table:table-cell>
          <table:table-cell table:formula="of:=EXP(-[.D$1]*[.$A18])" office:value-type="float" office:value="1" calcext:value-type="float">
            <text:p>1</text:p>
          </table:table-cell>
          <table:table-cell table:formula="of:=EXP(-[.E$1]*[.$A18])" office:value-type="float" office:value="0.778800783071406" calcext:value-type="float">
            <text:p>0.778800783071406</text:p>
          </table:table-cell>
          <table:table-cell table:formula="of:=EXP(-[.F$1]*[.$A18])" office:value-type="float" office:value="0.606530659712635" calcext:value-type="float">
            <text:p>0.606530659712635</text:p>
          </table:table-cell>
        </table:table-row>
        <table:table-row table:style-name="ro1">
          <table:table-cell office:value-type="float" office:value="-0.399999999999998" calcext:value-type="float">
            <text:p>-0.399999999999998</text:p>
          </table:table-cell>
          <table:table-cell table:formula="of:=EXP(-[.B$1]*[.$A19])" office:value-type="float" office:value="1.49182469764127" calcext:value-type="float">
            <text:p>1.49182469764127</text:p>
          </table:table-cell>
          <table:table-cell table:formula="of:=EXP(-[.C$1]*[.$A19])" office:value-type="float" office:value="1.22140275816017" calcext:value-type="float">
            <text:p>1.22140275816017</text:p>
          </table:table-cell>
          <table:table-cell table:formula="of:=EXP(-[.D$1]*[.$A19])" office:value-type="float" office:value="1" calcext:value-type="float">
            <text:p>1</text:p>
          </table:table-cell>
          <table:table-cell table:formula="of:=EXP(-[.E$1]*[.$A19])" office:value-type="float" office:value="0.818730753077983" calcext:value-type="float">
            <text:p>0.818730753077983</text:p>
          </table:table-cell>
          <table:table-cell table:formula="of:=EXP(-[.F$1]*[.$A19])" office:value-type="float" office:value="0.670320046035641" calcext:value-type="float">
            <text:p>0.670320046035641</text:p>
          </table:table-cell>
        </table:table-row>
        <table:table-row table:style-name="ro1">
          <table:table-cell office:value-type="float" office:value="-0.299999999999998" calcext:value-type="float">
            <text:p>-0.299999999999998</text:p>
          </table:table-cell>
          <table:table-cell table:formula="of:=EXP(-[.B$1]*[.$A20])" office:value-type="float" office:value="1.349858807576" calcext:value-type="float">
            <text:p>1.349858807576</text:p>
          </table:table-cell>
          <table:table-cell table:formula="of:=EXP(-[.C$1]*[.$A20])" office:value-type="float" office:value="1.16183424272828" calcext:value-type="float">
            <text:p>1.16183424272828</text:p>
          </table:table-cell>
          <table:table-cell table:formula="of:=EXP(-[.D$1]*[.$A20])" office:value-type="float" office:value="1" calcext:value-type="float">
            <text:p>1</text:p>
          </table:table-cell>
          <table:table-cell table:formula="of:=EXP(-[.E$1]*[.$A20])" office:value-type="float" office:value="0.860707976425059" calcext:value-type="float">
            <text:p>0.860707976425059</text:p>
          </table:table-cell>
          <table:table-cell table:formula="of:=EXP(-[.F$1]*[.$A20])" office:value-type="float" office:value="0.740818220681719" calcext:value-type="float">
            <text:p>0.740818220681719</text:p>
          </table:table-cell>
        </table:table-row>
        <table:table-row table:style-name="ro1">
          <table:table-cell office:value-type="float" office:value="-0.199999999999998" calcext:value-type="float">
            <text:p>-0.199999999999998</text:p>
          </table:table-cell>
          <table:table-cell table:formula="of:=EXP(-[.B$1]*[.$A21])" office:value-type="float" office:value="1.22140275816017" calcext:value-type="float">
            <text:p>1.22140275816017</text:p>
          </table:table-cell>
          <table:table-cell table:formula="of:=EXP(-[.C$1]*[.$A21])" office:value-type="float" office:value="1.10517091807565" calcext:value-type="float">
            <text:p>1.10517091807565</text:p>
          </table:table-cell>
          <table:table-cell table:formula="of:=EXP(-[.D$1]*[.$A21])" office:value-type="float" office:value="1" calcext:value-type="float">
            <text:p>1</text:p>
          </table:table-cell>
          <table:table-cell table:formula="of:=EXP(-[.E$1]*[.$A21])" office:value-type="float" office:value="0.904837418035961" calcext:value-type="float">
            <text:p>0.904837418035961</text:p>
          </table:table-cell>
          <table:table-cell table:formula="of:=EXP(-[.F$1]*[.$A21])" office:value-type="float" office:value="0.818730753077984" calcext:value-type="float">
            <text:p>0.818730753077984</text:p>
          </table:table-cell>
        </table:table-row>
        <table:table-row table:style-name="ro1">
          <table:table-cell office:value-type="float" office:value="-0.0999999999999981" calcext:value-type="float">
            <text:p>-0.099999999999998</text:p>
          </table:table-cell>
          <table:table-cell table:formula="of:=EXP(-[.B$1]*[.$A22])" office:value-type="float" office:value="1.10517091807565" calcext:value-type="float">
            <text:p>1.10517091807565</text:p>
          </table:table-cell>
          <table:table-cell table:formula="of:=EXP(-[.C$1]*[.$A22])" office:value-type="float" office:value="1.05127109637602" calcext:value-type="float">
            <text:p>1.05127109637602</text:p>
          </table:table-cell>
          <table:table-cell table:formula="of:=EXP(-[.D$1]*[.$A22])" office:value-type="float" office:value="1" calcext:value-type="float">
            <text:p>1</text:p>
          </table:table-cell>
          <table:table-cell table:formula="of:=EXP(-[.E$1]*[.$A22])" office:value-type="float" office:value="0.951229424500715" calcext:value-type="float">
            <text:p>0.951229424500715</text:p>
          </table:table-cell>
          <table:table-cell table:formula="of:=EXP(-[.F$1]*[.$A22])" office:value-type="float" office:value="0.904837418035961" calcext:value-type="float">
            <text:p>0.904837418035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-[.B$1]*[.$A23])" office:value-type="float" office:value="1" calcext:value-type="float">
            <text:p>1</text:p>
          </table:table-cell>
          <table:table-cell table:formula="of:=EXP(-[.C$1]*[.$A23])" office:value-type="float" office:value="1" calcext:value-type="float">
            <text:p>1</text:p>
          </table:table-cell>
          <table:table-cell table:formula="of:=EXP(-[.D$1]*[.$A23])" office:value-type="float" office:value="1" calcext:value-type="float">
            <text:p>1</text:p>
          </table:table-cell>
          <table:table-cell table:formula="of:=EXP(-[.E$1]*[.$A23])" office:value-type="float" office:value="1" calcext:value-type="float">
            <text:p>1</text:p>
          </table:table-cell>
          <table:table-cell table:formula="of:=EXP(-[.F$1]*[.$A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000000000002" calcext:value-type="float">
            <text:p>0.100000000000002</text:p>
          </table:table-cell>
          <table:table-cell table:formula="of:=EXP(-[.B$1]*[.$A24])" office:value-type="float" office:value="0.904837418035958" calcext:value-type="float">
            <text:p>0.904837418035958</text:p>
          </table:table-cell>
          <table:table-cell table:formula="of:=EXP(-[.C$1]*[.$A24])" office:value-type="float" office:value="0.951229424500713" calcext:value-type="float">
            <text:p>0.951229424500713</text:p>
          </table:table-cell>
          <table:table-cell table:formula="of:=EXP(-[.D$1]*[.$A24])" office:value-type="float" office:value="1" calcext:value-type="float">
            <text:p>1</text:p>
          </table:table-cell>
          <table:table-cell table:formula="of:=EXP(-[.E$1]*[.$A24])" office:value-type="float" office:value="1.05127109637603" calcext:value-type="float">
            <text:p>1.05127109637603</text:p>
          </table:table-cell>
          <table:table-cell table:formula="of:=EXP(-[.F$1]*[.$A24])" office:value-type="float" office:value="1.10517091807565" calcext:value-type="float">
            <text:p>1.10517091807565</text:p>
          </table:table-cell>
        </table:table-row>
        <table:table-row table:style-name="ro1">
          <table:table-cell office:value-type="float" office:value="0.200000000000002" calcext:value-type="float">
            <text:p>0.200000000000002</text:p>
          </table:table-cell>
          <table:table-cell table:formula="of:=EXP(-[.B$1]*[.$A25])" office:value-type="float" office:value="0.81873075307798" calcext:value-type="float">
            <text:p>0.81873075307798</text:p>
          </table:table-cell>
          <table:table-cell table:formula="of:=EXP(-[.C$1]*[.$A25])" office:value-type="float" office:value="0.904837418035959" calcext:value-type="float">
            <text:p>0.904837418035959</text:p>
          </table:table-cell>
          <table:table-cell table:formula="of:=EXP(-[.D$1]*[.$A25])" office:value-type="float" office:value="1" calcext:value-type="float">
            <text:p>1</text:p>
          </table:table-cell>
          <table:table-cell table:formula="of:=EXP(-[.E$1]*[.$A25])" office:value-type="float" office:value="1.10517091807565" calcext:value-type="float">
            <text:p>1.10517091807565</text:p>
          </table:table-cell>
          <table:table-cell table:formula="of:=EXP(-[.F$1]*[.$A25])" office:value-type="float" office:value="1.22140275816017" calcext:value-type="float">
            <text:p>1.22140275816017</text:p>
          </table:table-cell>
        </table:table-row>
        <table:table-row table:style-name="ro1">
          <table:table-cell office:value-type="float" office:value="0.300000000000002" calcext:value-type="float">
            <text:p>0.300000000000002</text:p>
          </table:table-cell>
          <table:table-cell table:formula="of:=EXP(-[.B$1]*[.$A26])" office:value-type="float" office:value="0.740818220681716" calcext:value-type="float">
            <text:p>0.740818220681716</text:p>
          </table:table-cell>
          <table:table-cell table:formula="of:=EXP(-[.C$1]*[.$A26])" office:value-type="float" office:value="0.860707976425057" calcext:value-type="float">
            <text:p>0.860707976425057</text:p>
          </table:table-cell>
          <table:table-cell table:formula="of:=EXP(-[.D$1]*[.$A26])" office:value-type="float" office:value="1" calcext:value-type="float">
            <text:p>1</text:p>
          </table:table-cell>
          <table:table-cell table:formula="of:=EXP(-[.E$1]*[.$A26])" office:value-type="float" office:value="1.16183424272828" calcext:value-type="float">
            <text:p>1.16183424272828</text:p>
          </table:table-cell>
          <table:table-cell table:formula="of:=EXP(-[.F$1]*[.$A26])" office:value-type="float" office:value="1.34985880757601" calcext:value-type="float">
            <text:p>1.34985880757601</text:p>
          </table:table-cell>
        </table:table-row>
        <table:table-row table:style-name="ro1">
          <table:table-cell office:value-type="float" office:value="0.400000000000003" calcext:value-type="float">
            <text:p>0.400000000000003</text:p>
          </table:table-cell>
          <table:table-cell table:formula="of:=EXP(-[.B$1]*[.$A27])" office:value-type="float" office:value="0.670320046035637" calcext:value-type="float">
            <text:p>0.670320046035637</text:p>
          </table:table-cell>
          <table:table-cell table:formula="of:=EXP(-[.C$1]*[.$A27])" office:value-type="float" office:value="0.81873075307798" calcext:value-type="float">
            <text:p>0.81873075307798</text:p>
          </table:table-cell>
          <table:table-cell table:formula="of:=EXP(-[.D$1]*[.$A27])" office:value-type="float" office:value="1" calcext:value-type="float">
            <text:p>1</text:p>
          </table:table-cell>
          <table:table-cell table:formula="of:=EXP(-[.E$1]*[.$A27])" office:value-type="float" office:value="1.22140275816017" calcext:value-type="float">
            <text:p>1.22140275816017</text:p>
          </table:table-cell>
          <table:table-cell table:formula="of:=EXP(-[.F$1]*[.$A27])" office:value-type="float" office:value="1.49182469764127" calcext:value-type="float">
            <text:p>1.49182469764127</text:p>
          </table:table-cell>
        </table:table-row>
        <table:table-row table:style-name="ro1">
          <table:table-cell office:value-type="float" office:value="0.500000000000003" calcext:value-type="float">
            <text:p>0.500000000000003</text:p>
          </table:table-cell>
          <table:table-cell table:formula="of:=EXP(-[.B$1]*[.$A28])" office:value-type="float" office:value="0.606530659712632" calcext:value-type="float">
            <text:p>0.606530659712632</text:p>
          </table:table-cell>
          <table:table-cell table:formula="of:=EXP(-[.C$1]*[.$A28])" office:value-type="float" office:value="0.778800783071404" calcext:value-type="float">
            <text:p>0.778800783071404</text:p>
          </table:table-cell>
          <table:table-cell table:formula="of:=EXP(-[.D$1]*[.$A28])" office:value-type="float" office:value="1" calcext:value-type="float">
            <text:p>1</text:p>
          </table:table-cell>
          <table:table-cell table:formula="of:=EXP(-[.E$1]*[.$A28])" office:value-type="float" office:value="1.28402541668774" calcext:value-type="float">
            <text:p>1.28402541668774</text:p>
          </table:table-cell>
          <table:table-cell table:formula="of:=EXP(-[.F$1]*[.$A28])" office:value-type="float" office:value="1.64872127070013" calcext:value-type="float">
            <text:p>1.64872127070013</text:p>
          </table:table-cell>
        </table:table-row>
        <table:table-row table:style-name="ro1">
          <table:table-cell office:value-type="float" office:value="0.600000000000003" calcext:value-type="float">
            <text:p>0.600000000000003</text:p>
          </table:table-cell>
          <table:table-cell table:formula="of:=EXP(-[.B$1]*[.$A29])" office:value-type="float" office:value="0.548811636094025" calcext:value-type="float">
            <text:p>0.548811636094025</text:p>
          </table:table-cell>
          <table:table-cell table:formula="of:=EXP(-[.C$1]*[.$A29])" office:value-type="float" office:value="0.740818220681717" calcext:value-type="float">
            <text:p>0.740818220681717</text:p>
          </table:table-cell>
          <table:table-cell table:formula="of:=EXP(-[.D$1]*[.$A29])" office:value-type="float" office:value="1" calcext:value-type="float">
            <text:p>1</text:p>
          </table:table-cell>
          <table:table-cell table:formula="of:=EXP(-[.E$1]*[.$A29])" office:value-type="float" office:value="1.34985880757601" calcext:value-type="float">
            <text:p>1.34985880757601</text:p>
          </table:table-cell>
          <table:table-cell table:formula="of:=EXP(-[.F$1]*[.$A29])" office:value-type="float" office:value="1.82211880039051" calcext:value-type="float">
            <text:p>1.82211880039051</text:p>
          </table:table-cell>
        </table:table-row>
        <table:table-row table:style-name="ro1">
          <table:table-cell office:value-type="float" office:value="0.700000000000003" calcext:value-type="float">
            <text:p>0.700000000000003</text:p>
          </table:table-cell>
          <table:table-cell table:formula="of:=EXP(-[.B$1]*[.$A30])" office:value-type="float" office:value="0.496585303791408" calcext:value-type="float">
            <text:p>0.496585303791408</text:p>
          </table:table-cell>
          <table:table-cell table:formula="of:=EXP(-[.C$1]*[.$A30])" office:value-type="float" office:value="0.704688089718712" calcext:value-type="float">
            <text:p>0.704688089718712</text:p>
          </table:table-cell>
          <table:table-cell table:formula="of:=EXP(-[.D$1]*[.$A30])" office:value-type="float" office:value="1" calcext:value-type="float">
            <text:p>1</text:p>
          </table:table-cell>
          <table:table-cell table:formula="of:=EXP(-[.E$1]*[.$A30])" office:value-type="float" office:value="1.41906754859326" calcext:value-type="float">
            <text:p>1.41906754859326</text:p>
          </table:table-cell>
          <table:table-cell table:formula="of:=EXP(-[.F$1]*[.$A30])" office:value-type="float" office:value="2.01375270747048" calcext:value-type="float">
            <text:p>2.01375270747048</text:p>
          </table:table-cell>
        </table:table-row>
        <table:table-row table:style-name="ro1">
          <table:table-cell office:value-type="float" office:value="0.800000000000003" calcext:value-type="float">
            <text:p>0.800000000000003</text:p>
          </table:table-cell>
          <table:table-cell table:formula="of:=EXP(-[.B$1]*[.$A31])" office:value-type="float" office:value="0.44932896411722" calcext:value-type="float">
            <text:p>0.44932896411722</text:p>
          </table:table-cell>
          <table:table-cell table:formula="of:=EXP(-[.C$1]*[.$A31])" office:value-type="float" office:value="0.670320046035638" calcext:value-type="float">
            <text:p>0.670320046035638</text:p>
          </table:table-cell>
          <table:table-cell table:formula="of:=EXP(-[.D$1]*[.$A31])" office:value-type="float" office:value="1" calcext:value-type="float">
            <text:p>1</text:p>
          </table:table-cell>
          <table:table-cell table:formula="of:=EXP(-[.E$1]*[.$A31])" office:value-type="float" office:value="1.49182469764127" calcext:value-type="float">
            <text:p>1.49182469764127</text:p>
          </table:table-cell>
          <table:table-cell table:formula="of:=EXP(-[.F$1]*[.$A31])" office:value-type="float" office:value="2.22554092849247" calcext:value-type="float">
            <text:p>2.22554092849247</text:p>
          </table:table-cell>
        </table:table-row>
        <table:table-row table:style-name="ro1">
          <table:table-cell office:value-type="float" office:value="0.900000000000003" calcext:value-type="float">
            <text:p>0.900000000000003</text:p>
          </table:table-cell>
          <table:table-cell table:formula="of:=EXP(-[.B$1]*[.$A32])" office:value-type="float" office:value="0.406569659740598" calcext:value-type="float">
            <text:p>0.406569659740598</text:p>
          </table:table-cell>
          <table:table-cell table:formula="of:=EXP(-[.C$1]*[.$A32])" office:value-type="float" office:value="0.637628151621772" calcext:value-type="float">
            <text:p>0.637628151621772</text:p>
          </table:table-cell>
          <table:table-cell table:formula="of:=EXP(-[.D$1]*[.$A32])" office:value-type="float" office:value="1" calcext:value-type="float">
            <text:p>1</text:p>
          </table:table-cell>
          <table:table-cell table:formula="of:=EXP(-[.E$1]*[.$A32])" office:value-type="float" office:value="1.56831218549017" calcext:value-type="float">
            <text:p>1.56831218549017</text:p>
          </table:table-cell>
          <table:table-cell table:formula="of:=EXP(-[.F$1]*[.$A32])" office:value-type="float" office:value="2.45960311115696" calcext:value-type="float">
            <text:p>2.45960311115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-[.B$1]*[.$A33])" office:value-type="float" office:value="0.367879441171442" calcext:value-type="float">
            <text:p>0.367879441171442</text:p>
          </table:table-cell>
          <table:table-cell table:formula="of:=EXP(-[.C$1]*[.$A33])" office:value-type="float" office:value="0.606530659712633" calcext:value-type="float">
            <text:p>0.606530659712633</text:p>
          </table:table-cell>
          <table:table-cell table:formula="of:=EXP(-[.D$1]*[.$A33])" office:value-type="float" office:value="1" calcext:value-type="float">
            <text:p>1</text:p>
          </table:table-cell>
          <table:table-cell table:formula="of:=EXP(-[.E$1]*[.$A33])" office:value-type="float" office:value="1.64872127070013" calcext:value-type="float">
            <text:p>1.64872127070013</text:p>
          </table:table-cell>
          <table:table-cell table:formula="of:=EXP(-[.F$1]*[.$A33])" office:value-type="float" office:value="2.71828182845904" calcext:value-type="float">
            <text:p>2.718281828459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EXP(-[.B$1]*[.$A34])" office:value-type="float" office:value="0.33287108369808" calcext:value-type="float">
            <text:p>0.33287108369808</text:p>
          </table:table-cell>
          <table:table-cell table:formula="of:=EXP(-[.C$1]*[.$A34])" office:value-type="float" office:value="0.576949810380487" calcext:value-type="float">
            <text:p>0.576949810380487</text:p>
          </table:table-cell>
          <table:table-cell table:formula="of:=EXP(-[.D$1]*[.$A34])" office:value-type="float" office:value="1" calcext:value-type="float">
            <text:p>1</text:p>
          </table:table-cell>
          <table:table-cell table:formula="of:=EXP(-[.E$1]*[.$A34])" office:value-type="float" office:value="1.7332530178674" calcext:value-type="float">
            <text:p>1.7332530178674</text:p>
          </table:table-cell>
          <table:table-cell table:formula="of:=EXP(-[.F$1]*[.$A34])" office:value-type="float" office:value="3.00416602394643" calcext:value-type="float">
            <text:p>3.0041660239464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EXP(-[.B$1]*[.$A35])" office:value-type="float" office:value="0.301194211912202" calcext:value-type="float">
            <text:p>0.301194211912202</text:p>
          </table:table-cell>
          <table:table-cell table:formula="of:=EXP(-[.C$1]*[.$A35])" office:value-type="float" office:value="0.548811636094026" calcext:value-type="float">
            <text:p>0.548811636094026</text:p>
          </table:table-cell>
          <table:table-cell table:formula="of:=EXP(-[.D$1]*[.$A35])" office:value-type="float" office:value="1" calcext:value-type="float">
            <text:p>1</text:p>
          </table:table-cell>
          <table:table-cell table:formula="of:=EXP(-[.E$1]*[.$A35])" office:value-type="float" office:value="1.82211880039051" calcext:value-type="float">
            <text:p>1.82211880039051</text:p>
          </table:table-cell>
          <table:table-cell table:formula="of:=EXP(-[.F$1]*[.$A35])" office:value-type="float" office:value="3.32011692273655" calcext:value-type="float">
            <text:p>3.320116922736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EXP(-[.B$1]*[.$A36])" office:value-type="float" office:value="0.272531793034013" calcext:value-type="float">
            <text:p>0.272531793034013</text:p>
          </table:table-cell>
          <table:table-cell table:formula="of:=EXP(-[.C$1]*[.$A36])" office:value-type="float" office:value="0.522045776761016" calcext:value-type="float">
            <text:p>0.522045776761016</text:p>
          </table:table-cell>
          <table:table-cell table:formula="of:=EXP(-[.D$1]*[.$A36])" office:value-type="float" office:value="1" calcext:value-type="float">
            <text:p>1</text:p>
          </table:table-cell>
          <table:table-cell table:formula="of:=EXP(-[.E$1]*[.$A36])" office:value-type="float" office:value="1.9155408290139" calcext:value-type="float">
            <text:p>1.9155408290139</text:p>
          </table:table-cell>
          <table:table-cell table:formula="of:=EXP(-[.F$1]*[.$A36])" office:value-type="float" office:value="3.66929666761924" calcext:value-type="float">
            <text:p>3.6692966676192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EXP(-[.B$1]*[.$A37])" office:value-type="float" office:value="0.246596963941606" calcext:value-type="float">
            <text:p>0.246596963941606</text:p>
          </table:table-cell>
          <table:table-cell table:formula="of:=EXP(-[.C$1]*[.$A37])" office:value-type="float" office:value="0.49658530379141" calcext:value-type="float">
            <text:p>0.49658530379141</text:p>
          </table:table-cell>
          <table:table-cell table:formula="of:=EXP(-[.D$1]*[.$A37])" office:value-type="float" office:value="1" calcext:value-type="float">
            <text:p>1</text:p>
          </table:table-cell>
          <table:table-cell table:formula="of:=EXP(-[.E$1]*[.$A37])" office:value-type="float" office:value="2.01375270747048" calcext:value-type="float">
            <text:p>2.01375270747048</text:p>
          </table:table-cell>
          <table:table-cell table:formula="of:=EXP(-[.F$1]*[.$A37])" office:value-type="float" office:value="4.05519996684467" calcext:value-type="float">
            <text:p>4.055199966844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EXP(-[.B$1]*[.$A38])" office:value-type="float" office:value="0.22313016014843" calcext:value-type="float">
            <text:p>0.22313016014843</text:p>
          </table:table-cell>
          <table:table-cell table:formula="of:=EXP(-[.C$1]*[.$A38])" office:value-type="float" office:value="0.472366552741015" calcext:value-type="float">
            <text:p>0.472366552741015</text:p>
          </table:table-cell>
          <table:table-cell table:formula="of:=EXP(-[.D$1]*[.$A38])" office:value-type="float" office:value="1" calcext:value-type="float">
            <text:p>1</text:p>
          </table:table-cell>
          <table:table-cell table:formula="of:=EXP(-[.E$1]*[.$A38])" office:value-type="float" office:value="2.11700001661267" calcext:value-type="float">
            <text:p>2.11700001661267</text:p>
          </table:table-cell>
          <table:table-cell table:formula="of:=EXP(-[.F$1]*[.$A38])" office:value-type="float" office:value="4.48168907033806" calcext:value-type="float">
            <text:p>4.4816890703380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EXP(-[.B$1]*[.$A39])" office:value-type="float" office:value="0.201896517994655" calcext:value-type="float">
            <text:p>0.201896517994655</text:p>
          </table:table-cell>
          <table:table-cell table:formula="of:=EXP(-[.C$1]*[.$A39])" office:value-type="float" office:value="0.449328964117222" calcext:value-type="float">
            <text:p>0.449328964117222</text:p>
          </table:table-cell>
          <table:table-cell table:formula="of:=EXP(-[.D$1]*[.$A39])" office:value-type="float" office:value="1" calcext:value-type="float">
            <text:p>1</text:p>
          </table:table-cell>
          <table:table-cell table:formula="of:=EXP(-[.E$1]*[.$A39])" office:value-type="float" office:value="2.22554092849247" calcext:value-type="float">
            <text:p>2.22554092849247</text:p>
          </table:table-cell>
          <table:table-cell table:formula="of:=EXP(-[.F$1]*[.$A39])" office:value-type="float" office:value="4.95303242439512" calcext:value-type="float">
            <text:p>4.953032424395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EXP(-[.B$1]*[.$A40])" office:value-type="float" office:value="0.182683524052735" calcext:value-type="float">
            <text:p>0.182683524052735</text:p>
          </table:table-cell>
          <table:table-cell table:formula="of:=EXP(-[.C$1]*[.$A40])" office:value-type="float" office:value="0.427414931948727" calcext:value-type="float">
            <text:p>0.427414931948727</text:p>
          </table:table-cell>
          <table:table-cell table:formula="of:=EXP(-[.D$1]*[.$A40])" office:value-type="float" office:value="1" calcext:value-type="float">
            <text:p>1</text:p>
          </table:table-cell>
          <table:table-cell table:formula="of:=EXP(-[.E$1]*[.$A40])" office:value-type="float" office:value="2.33964685192599" calcext:value-type="float">
            <text:p>2.33964685192599</text:p>
          </table:table-cell>
          <table:table-cell table:formula="of:=EXP(-[.F$1]*[.$A40])" office:value-type="float" office:value="5.4739473917272" calcext:value-type="float">
            <text:p>5.47394739172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EXP(-[.B$1]*[.$A41])" office:value-type="float" office:value="0.165298888221587" calcext:value-type="float">
            <text:p>0.165298888221587</text:p>
          </table:table-cell>
          <table:table-cell table:formula="of:=EXP(-[.C$1]*[.$A41])" office:value-type="float" office:value="0.406569659740599" calcext:value-type="float">
            <text:p>0.406569659740599</text:p>
          </table:table-cell>
          <table:table-cell table:formula="of:=EXP(-[.D$1]*[.$A41])" office:value-type="float" office:value="1" calcext:value-type="float">
            <text:p>1</text:p>
          </table:table-cell>
          <table:table-cell table:formula="of:=EXP(-[.E$1]*[.$A41])" office:value-type="float" office:value="2.45960311115695" calcext:value-type="float">
            <text:p>2.45960311115695</text:p>
          </table:table-cell>
          <table:table-cell table:formula="of:=EXP(-[.F$1]*[.$A41])" office:value-type="float" office:value="6.04964746441295" calcext:value-type="float">
            <text:p>6.049647464412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EXP(-[.B$1]*[.$A42])" office:value-type="float" office:value="0.149568619222635" calcext:value-type="float">
            <text:p>0.149568619222635</text:p>
          </table:table-cell>
          <table:table-cell table:formula="of:=EXP(-[.C$1]*[.$A42])" office:value-type="float" office:value="0.386741023454501" calcext:value-type="float">
            <text:p>0.386741023454501</text:p>
          </table:table-cell>
          <table:table-cell table:formula="of:=EXP(-[.D$1]*[.$A42])" office:value-type="float" office:value="1" calcext:value-type="float">
            <text:p>1</text:p>
          </table:table-cell>
          <table:table-cell table:formula="of:=EXP(-[.E$1]*[.$A42])" office:value-type="float" office:value="2.58570965931585" calcext:value-type="float">
            <text:p>2.58570965931585</text:p>
          </table:table-cell>
          <table:table-cell table:formula="of:=EXP(-[.F$1]*[.$A42])" office:value-type="float" office:value="6.68589444227927" calcext:value-type="float">
            <text:p>6.68589444227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XP(-[.B$1]*[.$A43])" office:value-type="float" office:value="0.135335283236613" calcext:value-type="float">
            <text:p>0.135335283236613</text:p>
          </table:table-cell>
          <table:table-cell table:formula="of:=EXP(-[.C$1]*[.$A43])" office:value-type="float" office:value="0.367879441171442" calcext:value-type="float">
            <text:p>0.367879441171442</text:p>
          </table:table-cell>
          <table:table-cell table:formula="of:=EXP(-[.D$1]*[.$A43])" office:value-type="float" office:value="1" calcext:value-type="float">
            <text:p>1</text:p>
          </table:table-cell>
          <table:table-cell table:formula="of:=EXP(-[.E$1]*[.$A43])" office:value-type="float" office:value="2.71828182845904" calcext:value-type="float">
            <text:p>2.71828182845904</text:p>
          </table:table-cell>
          <table:table-cell table:formula="of:=EXP(-[.F$1]*[.$A43])" office:value-type="float" office:value="7.38905609893065" calcext:value-type="float">
            <text:p>7.38905609893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00/00/00</text:date>, <text:time style:data-style-name="N2" text:time-value="10:18:01.9826986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09:26:06.938749741</meta:creation-date>
    <dc:date>2022-02-02T10:19:38.217008165</dc:date>
    <meta:editing-duration>PT41M17S</meta:editing-duration>
    <meta:editing-cycles>3</meta:editing-cycles>
    <meta:generator>LibreOffice/6.4.7.2$Linux_X86_64 LibreOffice_project/40$Build-2</meta:generator>
    <meta:document-statistic meta:table-count="1" meta:cell-count="2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29cm" svg:height="13.516cm" xlink:href=".." xlink:type="simple" chart:class="chart:scatter" chart:style-name="ch1">
        <chart:legend chart:legend-position="end" svg:x="21.362cm" svg:y="5.463cm" style:legend-expansion="high" chart:style-name="ch2"/>
        <chart:plot-area chart:style-name="ch3" table:cell-range-address="Sheet1.A3:Sheet1.F43 Sheet1.B2:Sheet1.F2" chart:data-source-has-labels="row" svg:x="0.48cm" svg:y="0.27cm" svg:width="20.402cm" svg:height="12.976cm">
          <chartooo:coordinate-region svg:x="0.626cm" svg:y="0.469cm" svg:width="20.162cm" svg:height="12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3" chart:label-cell-address="Sheet1.B2:Sheet1.B2" chart:class="chart:scatter">
            <chart:domain table:cell-range-address="Sheet1.A3:Sheet1.A43"/>
            <chart:data-point chart:repeated="41"/>
          </chart:series>
          <chart:series chart:style-name="ch8" chart:values-cell-range-address="Sheet1.C3:Sheet1.C43" chart:label-cell-address="Sheet1.C2:Sheet1.C2" chart:class="chart:scatter">
            <chart:data-point chart:repeated="41"/>
          </chart:series>
          <chart:series chart:style-name="ch9" chart:values-cell-range-address="Sheet1.D3:Sheet1.D43" chart:label-cell-address="Sheet1.D2:Sheet1.D2" chart:class="chart:scatter">
            <chart:data-point chart:repeated="41"/>
          </chart:series>
          <chart:series chart:style-name="ch10" chart:values-cell-range-address="Sheet1.E3:Sheet1.E43" chart:label-cell-address="Sheet1.E2:Sheet1.E2" chart:class="chart:scatter">
            <chart:data-point chart:repeated="41"/>
          </chart:series>
          <chart:series chart:style-name="ch11" chart:values-cell-range-address="Sheet1.F3:Sheet1.F43" chart:label-cell-address="Sheet1.F2:Sheet1.F2" chart:class="chart:scatte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σ = 1</text:p>
                <draw:g>
                  <svg:desc>Sheet1.B2:Sheet1.B2</svg:desc>
                </draw:g>
              </table:table-cell>
              <table:table-cell office:value-type="string">
                <text:p>σ = 0.5</text:p>
                <draw:g>
                  <svg:desc>Sheet1.C2:Sheet1.C2</svg:desc>
                </draw:g>
              </table:table-cell>
              <table:table-cell office:value-type="string">
                <text:p>σ = 0</text:p>
                <draw:g>
                  <svg:desc>Sheet1.D2:Sheet1.D2</svg:desc>
                </draw:g>
              </table:table-cell>
              <table:table-cell office:value-type="string">
                <text:p>σ = - 0.5</text:p>
                <draw:g>
                  <svg:desc>Sheet1.E2:Sheet1.E2</svg:desc>
                </draw:g>
              </table:table-cell>
              <table:table-cell office:value-type="string">
                <text:p>σ = - 1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A3:Sheet1.A43</svg:desc>
                </draw:g>
              </table:table-cell>
              <table:table-cell office:value-type="float" office:value="7.38905609893065">
                <text:p>7.38905609893065</text:p>
                <draw:g>
                  <svg:desc>Sheet1.B3:Sheet1.B43</svg:desc>
                </draw:g>
              </table:table-cell>
              <table:table-cell office:value-type="float" office:value="2.71828182845904">
                <text:p>2.71828182845904</text:p>
                <draw:g>
                  <svg:desc>Sheet1.C3:Sheet1.C43</svg:desc>
                </draw:g>
              </table:table-cell>
              <table:table-cell office:value-type="float" office:value="1">
                <text:p>1</text:p>
                <draw:g>
                  <svg:desc>Sheet1.D3:Sheet1.D43</svg:desc>
                </draw:g>
              </table:table-cell>
              <table:table-cell office:value-type="float" office:value="0.367879441171442">
                <text:p>0.367879441171442</text:p>
                <draw:g>
                  <svg:desc>Sheet1.E3:Sheet1.E43</svg:desc>
                </draw:g>
              </table:table-cell>
              <table:table-cell office:value-type="float" office:value="0.135335283236613">
                <text:p>0.135335283236613</text:p>
                <draw:g>
                  <svg:desc>Sheet1.F3:Sheet1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6.68589444227927">
                <text:p>6.68589444227927</text:p>
              </table:table-cell>
              <table:table-cell office:value-type="float" office:value="2.58570965931585">
                <text:p>2.58570965931585</text:p>
              </table:table-cell>
              <table:table-cell office:value-type="float" office:value="1">
                <text:p>1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0.149568619222635">
                <text:p>0.149568619222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6.04964746441295">
                <text:p>6.04964746441295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1">
                <text:p>1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5.4739473917272">
                <text:p>5.4739473917272</text:p>
              </table:table-cell>
              <table:table-cell office:value-type="float" office:value="2.33964685192599">
                <text:p>2.33964685192599</text:p>
              </table:table-cell>
              <table:table-cell office:value-type="float" office:value="1">
                <text:p>1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0.182683524052735">
                <text:p>0.182683524052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4.95303242439512">
                <text:p>4.95303242439512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1">
                <text:p>1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  <table:table-cell office:value-type="float" office:value="2.11700001661267">
                <text:p>2.11700001661267</text:p>
              </table:table-cell>
              <table:table-cell office:value-type="float" office:value="1">
                <text:p>1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4.05519996684467">
                <text:p>4.05519996684467</text:p>
              </table:table-cell>
              <table:table-cell office:value-type="float" office:value="2.01375270747048">
                <text:p>2.01375270747048</text:p>
              </table:table-cell>
              <table:table-cell office:value-type="float" office:value="1">
                <text:p>1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246596963941606">
                <text:p>0.246596963941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3.66929666761924">
                <text:p>3.66929666761924</text:p>
              </table:table-cell>
              <table:table-cell office:value-type="float" office:value="1.9155408290139">
                <text:p>1.9155408290139</text:p>
              </table:table-cell>
              <table:table-cell office:value-type="float" office:value="1">
                <text:p>1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0.272531793034013">
                <text:p>0.272531793034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3.32011692273655">
                <text:p>3.32011692273655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1">
                <text:p>1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3.00416602394643">
                <text:p>3.00416602394643</text:p>
              </table:table-cell>
              <table:table-cell office:value-type="float" office:value="1.7332530178674">
                <text:p>1.7332530178674</text:p>
              </table:table-cell>
              <table:table-cell office:value-type="float" office:value="1">
                <text:p>1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0.33287108369808">
                <text:p>0.33287108369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2.71828182845904">
                <text:p>2.71828182845904</text:p>
              </table:table-cell>
              <table:table-cell office:value-type="float" office:value="1.64872127070013">
                <text:p>1.64872127070013</text:p>
              </table:table-cell>
              <table:table-cell office:value-type="float" office:value="1">
                <text:p>1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367879441171443">
                <text:p>0.367879441171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1.56831218549017">
                <text:p>1.56831218549017</text:p>
              </table:table-cell>
              <table:table-cell office:value-type="float" office:value="1">
                <text:p>1</text:p>
              </table:table-cell>
              <table:table-cell office:value-type="float" office:value="0.637628151621774">
                <text:p>0.637628151621774</text:p>
              </table:table-cell>
              <table:table-cell office:value-type="float" office:value="0.4065696597406">
                <text:p>0.4065696597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1">
                <text:p>1</text:p>
              </table:table-cell>
              <table:table-cell office:value-type="float" office:value="0.67032004603564">
                <text:p>0.67032004603564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2.01375270747047">
                <text:p>2.01375270747047</text:p>
              </table:table-cell>
              <table:table-cell office:value-type="float" office:value="1.41906754859326">
                <text:p>1.41906754859326</text:p>
              </table:table-cell>
              <table:table-cell office:value-type="float" office:value="1">
                <text:p>1</text:p>
              </table:table-cell>
              <table:table-cell office:value-type="float" office:value="0.704688089718714">
                <text:p>0.704688089718714</text:p>
              </table:table-cell>
              <table:table-cell office:value-type="float" office:value="0.49658530379141">
                <text:p>0.4965853037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1.349858807576">
                <text:p>1.349858807576</text:p>
              </table:table-cell>
              <table:table-cell office:value-type="float" office:value="1">
                <text:p>1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548811636094027">
                <text:p>0.548811636094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1.64872127070012">
                <text:p>1.64872127070012</text:p>
              </table:table-cell>
              <table:table-cell office:value-type="float" office:value="1.28402541668774">
                <text:p>1.28402541668774</text:p>
              </table:table-cell>
              <table:table-cell office:value-type="float" office:value="1">
                <text:p>1</text:p>
              </table:table-cell>
              <table:table-cell office:value-type="float" office:value="0.778800783071406">
                <text:p>0.778800783071406</text:p>
              </table:table-cell>
              <table:table-cell office:value-type="float" office:value="0.606530659712635">
                <text:p>0.606530659712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">
                <text:p>1</text:p>
              </table:table-cell>
              <table:table-cell office:value-type="float" office:value="0.818730753077983">
                <text:p>0.818730753077983</text:p>
              </table:table-cell>
              <table:table-cell office:value-type="float" office:value="0.670320046035641">
                <text:p>0.670320046035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1.349858807576">
                <text:p>1.349858807576</text:p>
              </table:table-cell>
              <table:table-cell office:value-type="float" office:value="1.16183424272828">
                <text:p>1.16183424272828</text:p>
              </table:table-cell>
              <table:table-cell office:value-type="float" office:value="1">
                <text:p>1</text:p>
              </table:table-cell>
              <table:table-cell office:value-type="float" office:value="0.860707976425059">
                <text:p>0.860707976425059</text:p>
              </table:table-cell>
              <table:table-cell office:value-type="float" office:value="0.740818220681719">
                <text:p>0.74081822068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">
                <text:p>1</text:p>
              </table:table-cell>
              <table:table-cell office:value-type="float" office:value="0.904837418035961">
                <text:p>0.904837418035961</text:p>
              </table:table-cell>
              <table:table-cell office:value-type="float" office:value="0.818730753077984">
                <text:p>0.818730753077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1">
                <text:p>-0.0999999999999981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.05127109637602">
                <text:p>1.05127109637602</text:p>
              </table:table-cell>
              <table:table-cell office:value-type="float" office:value="1">
                <text:p>1</text:p>
              </table:table-cell>
              <table:table-cell office:value-type="float" office:value="0.951229424500715">
                <text:p>0.951229424500715</text:p>
              </table:table-cell>
              <table:table-cell office:value-type="float" office:value="0.904837418035961">
                <text:p>0.904837418035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904837418035958">
                <text:p>0.904837418035958</text:p>
              </table:table-cell>
              <table:table-cell office:value-type="float" office:value="0.951229424500713">
                <text:p>0.951229424500713</text:p>
              </table:table-cell>
              <table:table-cell office:value-type="float" office:value="1">
                <text:p>1</text:p>
              </table:table-cell>
              <table:table-cell office:value-type="float" office:value="1.05127109637603">
                <text:p>1.05127109637603</text:p>
              </table:table-cell>
              <table:table-cell office:value-type="float" office:value="1.10517091807565">
                <text:p>1.10517091807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81873075307798">
                <text:p>0.81873075307798</text:p>
              </table:table-cell>
              <table:table-cell office:value-type="float" office:value="0.904837418035959">
                <text:p>0.904837418035959</text:p>
              </table:table-cell>
              <table:table-cell office:value-type="float" office:value="1">
                <text:p>1</text:p>
              </table:table-cell>
              <table:table-cell office:value-type="float" office:value="1.10517091807565">
                <text:p>1.1051709180756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740818220681716">
                <text:p>0.740818220681716</text:p>
              </table:table-cell>
              <table:table-cell office:value-type="float" office:value="0.860707976425057">
                <text:p>0.860707976425057</text:p>
              </table:table-cell>
              <table:table-cell office:value-type="float" office:value="1">
                <text:p>1</text:p>
              </table:table-cell>
              <table:table-cell office:value-type="float" office:value="1.16183424272828">
                <text:p>1.16183424272828</text:p>
              </table:table-cell>
              <table:table-cell office:value-type="float" office:value="1.34985880757601">
                <text:p>1.34985880757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670320046035637">
                <text:p>0.670320046035637</text:p>
              </table:table-cell>
              <table:table-cell office:value-type="float" office:value="0.81873075307798">
                <text:p>0.81873075307798</text:p>
              </table:table-cell>
              <table:table-cell office:value-type="float" office:value="1">
                <text:p>1</text:p>
              </table:table-cell>
              <table:table-cell office:value-type="float" office:value="1.22140275816017">
                <text:p>1.22140275816017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606530659712632">
                <text:p>0.606530659712632</text:p>
              </table:table-cell>
              <table:table-cell office:value-type="float" office:value="0.778800783071404">
                <text:p>0.778800783071404</text:p>
              </table:table-cell>
              <table:table-cell office:value-type="float" office:value="1">
                <text:p>1</text:p>
              </table:table-cell>
              <table:table-cell office:value-type="float" office:value="1.28402541668774">
                <text:p>1.28402541668774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3">
                <text:p>0.600000000000003</text:p>
              </table:table-cell>
              <table:table-cell office:value-type="float" office:value="0.548811636094025">
                <text:p>0.548811636094025</text:p>
              </table:table-cell>
              <table:table-cell office:value-type="float" office:value="0.740818220681717">
                <text:p>0.740818220681717</text:p>
              </table:table-cell>
              <table:table-cell office:value-type="float" office:value="1">
                <text:p>1</text:p>
              </table:table-cell>
              <table:table-cell office:value-type="float" office:value="1.34985880757601">
                <text:p>1.34985880757601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496585303791408">
                <text:p>0.496585303791408</text:p>
              </table:table-cell>
              <table:table-cell office:value-type="float" office:value="0.704688089718712">
                <text:p>0.704688089718712</text:p>
              </table:table-cell>
              <table:table-cell office:value-type="float" office:value="1">
                <text:p>1</text:p>
              </table:table-cell>
              <table:table-cell office:value-type="float" office:value="1.41906754859326">
                <text:p>1.41906754859326</text:p>
              </table:table-cell>
              <table:table-cell office:value-type="float" office:value="2.01375270747048">
                <text:p>2.01375270747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0.44932896411722">
                <text:p>0.44932896411722</text:p>
              </table:table-cell>
              <table:table-cell office:value-type="float" office:value="0.670320046035638">
                <text:p>0.670320046035638</text:p>
              </table:table-cell>
              <table:table-cell office:value-type="float" office:value="1">
                <text:p>1</text:p>
              </table:table-cell>
              <table:table-cell office:value-type="float" office:value="1.49182469764127">
                <text:p>1.49182469764127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0.406569659740598">
                <text:p>0.406569659740598</text:p>
              </table:table-cell>
              <table:table-cell office:value-type="float" office:value="0.637628151621772">
                <text:p>0.637628151621772</text:p>
              </table:table-cell>
              <table:table-cell office:value-type="float" office:value="1">
                <text:p>1</text:p>
              </table:table-cell>
              <table:table-cell office:value-type="float" office:value="1.56831218549017">
                <text:p>1.56831218549017</text:p>
              </table:table-cell>
              <table:table-cell office:value-type="float" office:value="2.45960311115696">
                <text:p>2.45960311115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1">
                <text:p>1</text:p>
              </table:table-cell>
              <table:table-cell office:value-type="float" office:value="1.64872127070013">
                <text:p>1.64872127070013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1">
                <text:p>1</text:p>
              </table:table-cell>
              <table:table-cell office:value-type="float" office:value="1.7332530178674">
                <text:p>1.7332530178674</text:p>
              </table:table-cell>
              <table:table-cell office:value-type="float" office:value="3.00416602394643">
                <text:p>3.00416602394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1">
                <text:p>1</text:p>
              </table:table-cell>
              <table:table-cell office:value-type="float" office:value="1.82211880039051">
                <text:p>1.82211880039051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1">
                <text:p>1</text:p>
              </table:table-cell>
              <table:table-cell office:value-type="float" office:value="1.9155408290139">
                <text:p>1.9155408290139</text:p>
              </table:table-cell>
              <table:table-cell office:value-type="float" office:value="3.66929666761924">
                <text:p>3.66929666761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1">
                <text:p>1</text:p>
              </table:table-cell>
              <table:table-cell office:value-type="float" office:value="2.01375270747048">
                <text:p>2.01375270747048</text:p>
              </table:table-cell>
              <table:table-cell office:value-type="float" office:value="4.05519996684467">
                <text:p>4.05519996684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1">
                <text:p>1</text:p>
              </table:table-cell>
              <table:table-cell office:value-type="float" office:value="2.11700001661267">
                <text:p>2.11700001661267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1">
                <text:p>1</text:p>
              </table:table-cell>
              <table:table-cell office:value-type="float" office:value="2.22554092849247">
                <text:p>2.22554092849247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1">
                <text:p>1</text:p>
              </table:table-cell>
              <table:table-cell office:value-type="float" office:value="2.33964685192599">
                <text:p>2.33964685192599</text:p>
              </table:table-cell>
              <table:table-cell office:value-type="float" office:value="5.4739473917272">
                <text:p>5.4739473917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1">
                <text:p>1</text:p>
              </table:table-cell>
              <table:table-cell office:value-type="float" office:value="2.45960311115695">
                <text:p>2.45960311115695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1">
                <text:p>1</text:p>
              </table:table-cell>
              <table:table-cell office:value-type="float" office:value="2.58570965931585">
                <text:p>2.58570965931585</text:p>
              </table:table-cell>
              <table:table-cell office:value-type="float" office:value="6.68589444227927">
                <text:p>6.68589444227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1">
                <text:p>1</text:p>
              </table:table-cell>
              <table:table-cell office:value-type="float" office:value="2.71828182845904">
                <text:p>2.71828182845904</text:p>
              </table:table-cell>
              <table:table-cell office:value-type="float" office:value="7.38905609893065">
                <text:p>7.38905609893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